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2" svg:font-family="Consolas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Consolas1" svg:font-family="Consolas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9fc" officeooo:paragraph-rsid="001a69fc"/>
    </style:style>
    <style:style style:name="P2" style:family="paragraph" style:parent-style-name="Text_20_body">
      <style:text-properties officeooo:rsid="00217e69" officeooo:paragraph-rsid="00217e69"/>
    </style:style>
    <style:style style:name="P3" style:family="paragraph" style:parent-style-name="Text_20_body">
      <style:text-properties officeooo:rsid="0028c51b" officeooo:paragraph-rsid="0028c51b"/>
    </style:style>
    <style:style style:name="P4" style:family="paragraph" style:parent-style-name="Text_20_body">
      <style:text-properties officeooo:rsid="002bc232" officeooo:paragraph-rsid="002bc232"/>
    </style:style>
    <style:style style:name="P5" style:family="paragraph" style:parent-style-name="Text_20_body">
      <style:text-properties officeooo:rsid="002ddfd4" officeooo:paragraph-rsid="002ddfd4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c027b" officeooo:paragraph-rsid="001c027b"/>
    </style:style>
    <style:style style:name="P8" style:family="paragraph" style:parent-style-name="Standard" style:list-style-name="L1">
      <style:text-properties officeooo:rsid="002b953a" officeooo:paragraph-rsid="002b953a"/>
    </style:style>
    <style:style style:name="P9" style:family="paragraph" style:parent-style-name="Standard" style:list-style-name="L1">
      <style:text-properties officeooo:rsid="001f3f2f" officeooo:paragraph-rsid="001f3f2f"/>
    </style:style>
    <style:style style:name="P10" style:family="paragraph" style:parent-style-name="Standard" style:list-style-name="L1">
      <style:text-properties officeooo:rsid="002cd236" officeooo:paragraph-rsid="002cd236"/>
    </style:style>
    <style:style style:name="P11" style:family="paragraph" style:parent-style-name="Standard" style:list-style-name="WWNum2">
      <style:paragraph-properties>
        <style:tab-stops/>
      </style:paragraph-properties>
    </style:style>
    <style:style style:name="P12" style:family="paragraph" style:parent-style-name="Preformatted_20_Text" style:list-style-name="WWNum2">
      <style:text-properties officeooo:rsid="00217e69" officeooo:paragraph-rsid="00217e69"/>
    </style:style>
    <style:style style:name="P13" style:family="paragraph" style:parent-style-name="Preformatted_20_Text" style:list-style-name="WWNum2">
      <style:text-properties officeooo:rsid="00217e69" officeooo:paragraph-rsid="0035f0fb"/>
    </style:style>
    <style:style style:name="P14" style:family="paragraph" style:parent-style-name="Preformatted_20_Text">
      <style:text-properties officeooo:rsid="00217e69" officeooo:paragraph-rsid="00386972"/>
    </style:style>
    <style:style style:name="P15" style:family="paragraph" style:parent-style-name="Text_20_body" style:list-style-name="WWNum2"/>
    <style:style style:name="P16" style:family="paragraph" style:parent-style-name="Text_20_body" style:list-style-name="WWNum2">
      <style:text-properties officeooo:paragraph-rsid="0034e571"/>
    </style:style>
    <style:style style:name="P17" style:family="paragraph" style:parent-style-name="Text_20_body" style:list-style-name="WWNum2">
      <style:text-properties officeooo:paragraph-rsid="00395ee9"/>
    </style:style>
    <style:style style:name="P18" style:family="paragraph" style:parent-style-name="Text_20_body" style:list-style-name="L2">
      <style:text-properties officeooo:rsid="0028c51b" officeooo:paragraph-rsid="002aa52d"/>
    </style:style>
    <style:style style:name="P19" style:family="paragraph" style:parent-style-name="Text_20_body" style:list-style-name="L2">
      <style:text-properties officeooo:rsid="002bc232" officeooo:paragraph-rsid="002bc232"/>
    </style:style>
    <style:style style:name="P20" style:family="paragraph" style:parent-style-name="Text_20_body" style:list-style-name="L3">
      <style:text-properties officeooo:rsid="002ddfd4" officeooo:paragraph-rsid="002ddfd4"/>
    </style:style>
    <style:style style:name="P21" style:family="paragraph" style:parent-style-name="Text_20_body" style:list-style-name="WWNum2">
      <style:text-properties fo:font-size="14pt" officeooo:paragraph-rsid="0035f0fb" style:font-size-asian="14pt" style:font-size-complex="14pt"/>
    </style:style>
    <style:style style:name="T1" style:family="text">
      <style:text-properties style:font-name="Calibri" fo:font-size="14pt" fo:language="none" fo:country="none" officeooo:rsid="00192b37" style:font-size-asian="14pt"/>
    </style:style>
    <style:style style:name="T2" style:family="text">
      <style:text-properties style:font-name="Calibri" fo:font-size="14pt" fo:language="none" fo:country="none" officeooo:rsid="0019a399" style:font-size-asian="14pt"/>
    </style:style>
    <style:style style:name="T3" style:family="text">
      <style:text-properties officeooo:rsid="001ddc6b"/>
    </style:style>
    <style:style style:name="T4" style:family="text">
      <style:text-properties officeooo:rsid="00207afa"/>
    </style:style>
    <style:style style:name="T5" style:family="text">
      <style:text-properties officeooo:rsid="00235a52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 officeooo:rsid="00217e69"/>
    </style:style>
    <style:style style:name="T8" style:family="text">
      <style:text-properties fo:font-variant="normal" fo:text-transform="none" fo:color="#000000" style:font-name="monospace" fo:letter-spacing="normal" fo:font-style="normal" fo:font-weight="normal" officeooo:rsid="00217e69"/>
    </style:style>
    <style:style style:name="T9" style:family="text">
      <style:text-properties fo:font-variant="normal" fo:text-transform="none" fo:color="#333333" style:font-name="Consolas" fo:letter-spacing="normal" fo:font-style="normal" fo:font-weight="normal"/>
    </style:style>
    <style:style style:name="T10" style:family="text">
      <style:text-properties fo:font-variant="normal" fo:text-transform="none" fo:color="#333333" style:font-name="Consolas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a67f59" style:font-name="Consolas" fo:letter-spacing="normal" fo:font-style="normal" fo:font-weight="normal"/>
    </style:style>
    <style:style style:name="T12" style:family="text">
      <style:text-properties fo:font-variant="normal" fo:text-transform="none" fo:color="#a67f59" style:font-name="Consolas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990055" style:font-name="Consolas" fo:letter-spacing="normal" fo:font-style="normal" fo:font-weight="normal"/>
    </style:style>
    <style:style style:name="T14" style:family="text">
      <style:text-properties fo:font-variant="normal" fo:text-transform="none" fo:color="#990055" style:font-name="Consolas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669900" style:font-name="Consolas" fo:letter-spacing="normal" fo:font-style="normal" fo:font-weight="normal"/>
    </style:style>
    <style:style style:name="T16" style:family="text">
      <style:text-properties fo:font-variant="normal" fo:text-transform="none" fo:color="#669900" style:font-name="Consolas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dcdcdc" style:font-name="Consolas2" fo:font-size="9.5pt" fo:letter-spacing="normal" fo:font-style="normal" fo:font-weight="normal" style:font-size-asian="9.5pt" style:font-size-complex="14pt"/>
    </style:style>
    <style:style style:name="T18" style:family="text">
      <style:text-properties officeooo:rsid="002aa52d"/>
    </style:style>
    <style:style style:name="T19" style:family="text">
      <style:text-properties officeooo:rsid="002c30fa"/>
    </style:style>
    <style:style style:name="T20" style:family="text">
      <style:text-properties officeooo:rsid="002de11e"/>
    </style:style>
    <style:style style:name="T21" style:family="text">
      <style:text-properties fo:color="#4ec9b0" style:font-name="Consolas1"/>
    </style:style>
    <style:style style:name="T22" style:family="text">
      <style:text-properties fo:color="#4ec9b0" style:font-name="Consolas1" fo:font-size="9.5pt" style:font-size-asian="9.5pt"/>
    </style:style>
    <style:style style:name="T23" style:family="text">
      <style:text-properties fo:color="#dcdcdc" style:font-name="Consolas1"/>
    </style:style>
    <style:style style:name="T24" style:family="text">
      <style:text-properties fo:color="#dcdcdc" style:font-name="Consolas1" fo:font-size="9.5pt" style:font-size-asian="9.5pt"/>
    </style:style>
    <style:style style:name="T25" style:family="text">
      <style:text-properties fo:color="#ffffff" style:font-name="Consolas1" fo:font-size="9.5pt" style:font-size-asian="9.5pt"/>
    </style:style>
    <style:style style:name="T26" style:family="text">
      <style:text-properties fo:color="#b4b4b4" style:font-name="Consolas1" fo:font-size="9.5pt" style:font-size-asian="9.5pt"/>
    </style:style>
    <style:style style:name="T27" style:family="text">
      <style:text-properties fo:color="#569cd6" style:font-name="Consolas1" fo:font-size="9.5pt" style:font-size-asian="9.5pt"/>
    </style:style>
    <style:style style:name="T28" style:family="text">
      <style:text-properties officeooo:rsid="00358a7f"/>
    </style:style>
    <style:style style:name="T29" style:family="text">
      <style:text-properties officeooo:rsid="00217e69"/>
    </style:style>
    <style:style style:name="T30" style:family="text">
      <style:text-properties fo:color="#000000" style:font-name="Consolas1"/>
    </style:style>
    <style:style style:name="T31" style:family="text">
      <style:text-properties officeooo:rsid="0036f04c"/>
    </style:style>
    <style:style style:name="T32" style:family="text">
      <style:text-properties fo:color="#d69d85" style:font-name="Consolas1" fo:font-size="9.5pt" style:font-size-asian="9.5pt"/>
    </style:style>
    <style:style style:name="T33" style:family="text">
      <style:text-properties officeooo:rsid="00395e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tandards:</text:h>
      <text:list xml:id="list1419158181131312893" text:style-name="L1">
        <text:list-item>
          <text:p text:style-name="P6">Object, Component, Method names capitalized, variables not. Everything else capitalized.</text:p>
        </text:list-item>
        <text:list-item>
          <text:p text:style-name="P7">Never attach more than one script to the same gameobject, unless the second is private. Since getComponent finds the first.</text:p>
        </text:list-item>
        <text:list-item>
          <text:p text:style-name="P8">Name things as they sound best. Worry about sorting later or just make more folders.</text:p>
        </text:list-item>
        <text:list-item>
          <text:p text:style-name="P6">Always prefer configuring position and the like in scene/inspector, not programmatically. Might not be possible for gui or procedural content.</text:p>
        </text:list-item>
        <text:list-item>
          <text:p text:style-name="P6">Always prefer creating GUI components, and components in general in scene and in inspector, not programmatically.</text:p>
        </text:list-item>
        <text:list-item>
          <text:p text:style-name="P6">Load and save related scripts in awake programmatically and by name, not by inspector. Set to private.</text:p>
        </text:list-item>
        <text:list-item>
          <text:p text:style-name="P6">Use Awake as constructor, and primarily. Only use start if something need be done later than awake.</text:p>
        </text:list-item>
        <text:list-item>
          <text:p text:style-name="P6">Composition over Inheritance, whatever that is.</text:p>
        </text:list-item>
        <text:list-item>
          <text:p text:style-name="P6">All GUI scripts need to inherit the abstract class GUIScaler and implement rescale, for resolution and aspect ratio stuff.</text:p>
        </text:list-item>
        <text:list-item>
          <text:p text:style-name="P6">TimeScale script is used for all pausing and slow-mo needs.</text:p>
        </text:list-item>
        <text:list-item>
          <text:p text:style-name="P6">"1024x768 is basically your lowest "safe" setting" "800x600px for flash"</text:p>
        </text:list-item>
        <text:list-item>
          <text:p text:style-name="P6"><text:s/>In function definitions, most basic, fundamental objects first, such as first gameobjects, then components, then integers, bools etc.</text:p>
        </text:list-item>
        <text:list-item>
          <text:p text:style-name="P6"><text:s/>Attach all GUI objects to a GUI manager object at origo (gui objects work in relative screen space, so they work well as children of regular objects)</text:p>
        </text:list-item>
        <text:list-item>
          <text:p text:style-name="P9"><text:s/>Order of global variables is: First all public, then private. Each sorted from most simple type <text:span text:style-name="T4">to most complicated </text:span>(int &lt; vector &lt; GameObject).</text:p>
        </text:list-item>
        <text:list-item>
          <text:p text:style-name="P10"><text:s/>Always rename <text:span text:style-name="T31">scripts </text:span>inside unity, or you lose inspector values and the like.</text:p>
        </text:list-item>
      </text:list>
      <text:p text:style-name="P1">Project Specific:</text:p>
      <text:list xml:id="list204645522160984" text:continue-numbering="true" text:style-name="L1">
        <text:list-item>
          <text:p text:style-name="P6">'Foe' is the term for an AI-controlled enemy in battle, and 'Player' is the name for the player controlled character. A 'character' is a neutral term that can refer to either.</text:p>
        </text:list-item>
      </text:list>
      <text:p text:style-name="Standard"/>
      <text:h text:style-name="Heading_20_5" text:outline-level="5"><text:soft-page-break/>Syntax Reminders:</text:h>
      <text:list xml:id="list1706495543760817877" text:style-name="WWNum2">
        <text:list-item>
          <text:p text:style-name="P11">transform.position = new Vector2( 4, 5);</text:p>
        </text:list-item>
        <text:list-item>
          <text:p text:style-name="P11">GameObject.Find("string").GetComponent&lt;ScriptName&gt;();</text:p>
        </text:list-item>
        <text:list-item>
          <text:p text:style-name="P11">tranform.parent.child;</text:p>
        </text:list-item>
        <text:list-item>
          <text:p text:style-name="P11"><text:span text:style-name="T1">Debug.Log(string);<text:tab/><text:tab/><text:tab/><text:tab/>//</text:span><text:span text:style-name="T2">I</text:span><text:span text:style-name="T1">kke print()</text:span></text:p>
        </text:list-item>
        <text:list-item>
          <text:p text:style-name="P15">Convert.ToInt32(bool);</text:p>
        </text:list-item>
        <text:list-item>
          <text:p text:style-name="P15">GameObject.GetComponents&lt;MonoBehaviour&gt;() <text:s/>//To select the first component in G.O.</text:p>
        </text:list-item>
        <text:list-item>
          <text:p text:style-name="P15"><text:span text:style-name="T3">script</text:span>.GetType().GetProperty("guiFullness").GetValue(Script,null); //</text:p>
        </text:list-item>
        <text:list-item>
          <text:p text:style-name="P16">GameObject letter = (GameObject)Instantiate(letterType, transform.position + new Vector3(<text:span text:style-name="T28">0</text:span>,0,0), Quaternion.identity); </text:p>
          <text:p text:style-name="P16">letter.transform.parent = transform;</text:p>
        </text:list-item>
        <text:list-item>
          <text:p text:style-name="P21"><text:span text:style-name="T8">[HideInInspector]</text:span><text:span text:style-name="T29"> / </text:span><text:span text:style-name="T30">[SerializeField]</text:span></text:p>
        </text:list-item>
        <text:list-item>
          <text:p text:style-name="P13"><text:span text:style-name="Source_20_Text"><text:span text:style-name="T10"><text:s/>message </text:span></text:span><text:span text:style-name="Source_20_Text"><text:span text:style-name="T12">=</text:span></text:span><text:span text:style-name="Source_20_Text"><text:span text:style-name="T10"> health </text:span></text:span><text:span text:style-name="Source_20_Text"><text:span text:style-name="T12">&gt;</text:span></text:span><text:span text:style-name="Source_20_Text"><text:span text:style-name="T14"> 0</text:span></text:span><text:span text:style-name="Source_20_Text"><text:span text:style-name="T10"> </text:span></text:span><text:span text:style-name="Source_20_Text"><text:span text:style-name="T12">?</text:span></text:span><text:span text:style-name="Source_20_Text"><text:span text:style-name="T10"> </text:span></text:span><text:span text:style-name="Source_20_Text"><text:span text:style-name="T16">"Player is Alive"</text:span></text:span><text:span text:style-name="Source_20_Text"><text:span text:style-name="T10"> </text:span></text:span><text:span text:style-name="Source_20_Text"><text:span text:style-name="T12">:</text:span></text:span><text:span text:style-name="Source_20_Text"><text:span text:style-name="T10"> </text:span></text:span><text:span text:style-name="Source_20_Text"><text:span text:style-name="T16">"Player is Dead"</text:span></text:span><text:span text:style-name="Source_20_Text"><text:span text:style-name="T10">;</text:span></text:span></text:p>
        </text:list-item>
        <text:list-item>
          <text:p text:style-name="P15"><text:span text:style-name="Source_20_Text">[</text:span>Serializable]</text:p>
          <text:p text:style-name="P15">public class StatEvent : UnityEvent&lt;String&gt;{};</text:p>
          <text:p text:style-name="P17">public StatEvent onStatChange; </text:p>
          <text:p text:style-name="P17"><text:span text:style-name="T33">(...)</text:span></text:p>
          <text:p text:style-name="P15">onStatChange.Invoke("5231");</text:p>
        </text:list-item>
        <text:list-item>
          <text:p text:style-name="P15"/>
          <text:p text:style-name="P15"><text:span text:style-name="Source_20_Text"/></text:p>
        </text:list-item>
      </text:list>
      <text:p text:style-name="P14"/>
      <text:p text:style-name="P2">Project Spe<text:span text:style-name="T5">cific</text:span>:</text:p>
      <text:list xml:id="list204645535165405" text:continue-numbering="true" text:style-name="WWNum2">
        <text:list-item>
          <text:p text:style-name="P15">attributes[(int)AttributeName.life].current;</text:p>
        </text:list-item>
      </text:list>
      <text:p text:style-name="Text_20_body"/>
      <text:p text:style-name="P3">Project Points-of-interest:</text:p>
      <text:list xml:id="list6211945852667319144" text:style-name="L2">
        <text:list-item>
          <text:p text:style-name="P18">See GuiGeneral → WindowEvent.cs and ScaleGUIAbstract.cs to see how a two classes can <text:span text:style-name="T18">notify </text:span>a host of classes <text:span text:style-name="T18">of a specific event </text:span>via the C# delegate and event system. All GUI classes must also inherit from ScaleGUIAbstract, however.</text:p>
        </text:list-item>
        <text:list-item>
          <text:p text:style-name="P19">Weird bug: Certain object references are ”lost” when any part of the code is edited <text:span text:style-name="T19">while program is running</text:span>, creating bugs. <text:span text:style-name="T19">Just annoying, 'is all.</text:span></text:p>
        </text:list-item>
      </text:list>
      <text:p text:style-name="P4"/>
      <text:p text:style-name="P5">Tips:</text:p>
      <text:list xml:id="list4992697434273331640" text:style-name="L3">
        <text:list-item>
          <text:p text:style-name="P20"><text:soft-page-break/>Defaults for scripts inspector values can be set in the project window, <text:span text:style-name="T20">when pressing on the original ass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2" svg:font-family="Consolas"/>
    <style:font-face style:name="Consolas" svg:font-family="Consolas, Monaco, 'Andale Mono', monospace"/>
    <style:font-face style:name="Tahoma1" svg:font-family="Tahoma"/>
    <style:font-face style:name="monospace" svg:font-family="monospace"/>
    <style:font-face style:name="Calibri" svg:font-family="Calibri" style:font-family-generic="roman"/>
    <style:font-face style:name="Consolas1" svg:font-family="Consolas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>
        <style:tab-stops>
          <style:tab-stop style:position="14.778cm"/>
        </style:tab-stops>
      </style:paragraph-properties>
      <style:text-properties style:font-name="Calibri" fo:font-family="Calibri" style:font-family-generic="roman" fo:font-size="14pt" fo:language="none" fo:country="none" style:font-size-asian="14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9M46S</meta:editing-duration>
    <meta:editing-cycles>35</meta:editing-cycles>
    <meta:generator>LibreOffice/4.1.4.2$Windows_x86 LibreOffice_project/0a0440ccc0227ad9829de5f46be37cfb6edcf72</meta:generator>
    <dc:date>2015-05-13T20:46:45.470000000</dc:date>
    <meta:document-statistic meta:table-count="0" meta:image-count="0" meta:object-count="0" meta:page-count="3" meta:paragraph-count="43" meta:word-count="458" meta:character-count="3135" meta:non-whitespace-character-count="2740"/>
    <meta:user-defined meta:name="Info 1"/>
    <meta:user-defined meta:name="Info 2"/>
    <meta:user-defined meta:name="Info 3"/>
    <meta:user-defined meta:name="Info 4"/>
  </office:meta>
</office:document-meta>
</file>